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1.0.2.oxt&#13;&#13;06.10.2019 02:24:2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LoadStyles-A-1.0.2.oxt&#13;&#13;06.10.2019 02:24:3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LoadStyles-L-1.0.2.oxt&#13;&#13;06.10.2019 02:24: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4828976217167713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128592526723537526" text:style-name="L2">
        <text:list-item>
          <text:p text:style-name="P48">Version 2.1.2 :</text:p>
        </text:list-item>
      </text:list>
      <text:list xml:id="list9162259269399299695" text:style-name="L3">
        <text:list-item>
          <text:list>
            <text:list-item>
              <text:p text:style-name="P49">Localized help : resolved non-functional hyperlink due to API incompatibility introduced by Apache OpenOffice 4.1 (and LibreOffice 4.0).</text:p>
            </text:list-item>
          </text:list>
        </text:list-item>
      </text:list>
      <text:list xml:id="list22467578" text:continue-list="list9128592526723537526" text:style-name="L2">
        <text:list-item>
          <text:p text:style-name="P48">Version 2.1.1 :</text:p>
        </text:list-item>
      </text:list>
      <text:list xml:id="list224996587915174646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2461528" text:continue-list="list22467578" text:style-name="L2">
        <text:list-item>
          <text:p text:style-name="P48">Version 2.1.0 :</text:p>
        </text:list-item>
      </text:list>
      <text:list xml:id="list3854738742481359443"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2461388" text:continue-list="list22461528" text:style-name="L2">
        <text:list-item>
          <text:p text:style-name="P48">Version 2.0.0 :</text:p>
        </text:list-item>
      </text:list>
      <text:list xml:id="list370819517877075351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2464821" text:continue-list="list22461388" text:style-name="L2">
        <text:list-item>
          <text:p text:style-name="P48">Version 1.5.3 :</text:p>
        </text:list-item>
      </text:list>
      <text:list xml:id="list8576083607034786136"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30787986605544169"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0108822251466605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875620121855160252"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497988476415043983"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95947291510697628"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46871209805418757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236286067781698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79983278711965934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55169787767019289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793666502733587341" text:style-name="L17">
        <text:list-item>
          <text:p text:style-name="P63">Arg1 : <text:span text:style-name="InstructionMacro">String</text:span> : mandatory, type of control used for the button</text:p>
        </text:list-item>
      </text:list>
      <text:list xml:id="list753102032147111598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9913822795649150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7045303081299465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5097393755455688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920998903102707039"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4173433435502487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5770162081869963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77582544037354910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61955067739438844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82387944080388455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41840947635163667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130895210778773014"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481146555521834761"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50633975297712909"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446218120599408076"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77719812581869580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60331689752816015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25207125405477654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5201769158545654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3709763886611243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9798913703641910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45363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291991305841289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66363023713776108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2341702373247749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dc:date>
     <text:p>internal</text:p>
     <text:p>Page2</text:p>
     <text:p/>
    </office:annotation>Paragraph styles</text:p>
      <text:p text:style-name="P28"><office:annotation>
     <dc:creator>BM</dc:creator>
     <dc:date>2008-03-13T00:00:00</dc:date>
     <text:p>internal</text:p>
     <text:p>Page7</text:p>
     <text:p/>
    </office:annotation>Hyperlinks</text:p>
      <text:p text:style-name="hlp_5f_paragraph"><text:span text:style-name="T14"><office:annotation>
      <dc:creator>BM</dc:creator>
      <dc:date>2008-03-13T00:00:00</dc:date>
      <text:p>internal</text:p>
      <text:p>Page3</text:p>
      <text:p/>
     </office:annotation></text:span><text:span text:style-name="T14">Text formatting</text:span></text:p>
      <text:p text:style-name="P28"><office:annotation>
     <dc:creator>BM</dc:creator>
     <dc:date>2008-03-26T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1</dc:date>
     <text:p>external</text:p>
     <text:p>text/swriter/main0210.xhp</text:p>
     <text:p/>
    </office:annotation><text:span text:style-name="T14">Preview topic</text:span> </text:p>
      <text:p text:style-name="hlp_5f_paragraph">This hyperlink displays <text:s/><office:annotation>
     <dc:creator>BM</dc:creator>
     <dc:date>2008-03-15T00:00:00.0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449362" text:continue-list="list85201769158545654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2452444" text:continue-list="list2245363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0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0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2466447" text:continue-list="list2244936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1.0.2")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Load default styles", "en")
              setTitle("Arbeitsvorlage laden", "de")
            endTitles
            setURL("Basic", "OOLoadStyles", "Module1", "LoadDefaultStyles")
			setImage("icons/laptop")
		endCommand
		
		beginCommand
            beginTitles("Writer")
              setTitle("Load Standard Page styles", "en")
              setTitle("Normseite laden", "de")
            endTitles
            setURL("Basic", "OOLoadStyles", "Module1", "LoadStandardPageStyles")
			setImage("icons/typewriter")
		endCommand

		beginCommand
            beginTitles("Writer")
              setTitle("Load Printout styles", "en")
              setTitle("Druckseite laden", "de")
            endTitles
            setURL("Basic", "OOLoadStyles", "Module1", "LoadPrintoutStyles")
			setImage("icons/printer")
		endCommand

        addSeparator

		beginCommand
            beginTitles("Writer")
              setTitle("Select Template", "en")
              setTitle("Dokumentvorlage auswählen", "de")
            endTitles
            setURL("Basic", "OOLoadStyles", "Module1", "LoadStyles")
			setImage("icons/locker")
		endCommand

	endMenuItems
  endMenu

endAddonMenu

beginOfficeToolbar

    beginTbTitles("Writer")
      setTitle("Load styles")
    endTbTitles

		beginButton()
            beginTitles("Writer")
              setTitle("Load default styles", "en")
              setTitle("Arbeitsvorlage laden", "de")
            endTitles
            setURL("Basic", "OOLoadStyles", "Module1", "LoadDefaultStyles")
			setImage("icons/laptop")
		endButton    

		beginButton()
            beginTitles("Writer")
              setTitle("Load Standard Page styles", "en")
              setTitle("Normseite laden", "de")
            endTitles
            setURL("Basic", "OOLoadStyles", "Module1", "LoadStandardPageStyles")
			setImage("icons/typewriter")
		endButton    


		beginButton()
            beginTitles("Writer")
              setTitle("Load Printout styles", "en")
              setTitle("Druckseite laden", "de")
            endTitles
            setURL("Basic", "OOLoadStyles", "Module1", "LoadPrintoutStyles")
			setImage("icons/printer")
		endButton

        addSeparator

		beginButton()
            beginTitles("Writer")
              setTitle("Select Template", "en")
              setTitle("Dokumentvorlage auswählen", "de")
            endTitles
            setURL("Basic", "OOLoadStyles",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